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ouble_20_Dash_20__28_Rounded_29_"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5cm" svg:y1="10.25cm" svg:x2="7cm" svg:y2="7.25cm">
          <text:p/>
        </draw:line>
        <draw:line draw:style-name="gr1" draw:text-style-name="P1" draw:layer="layout" svg:x1="7cm" svg:y1="13.25cm" svg:x2="1.75cm" svg:y2="10.25cm">
          <text:p/>
        </draw:line>
        <draw:line draw:style-name="gr1" draw:text-style-name="P1" draw:layer="layout" svg:x1="7cm" svg:y1="7.25cm" svg:x2="12.25cm" svg:y2="4.25cm">
          <text:p/>
        </draw:line>
        <draw:line draw:style-name="gr1" draw:text-style-name="P1" draw:layer="layout" svg:x1="12.25cm" svg:y1="8.25cm" svg:x2="7cm" svg:y2="7.25cm">
          <text:p/>
        </draw:line>
        <draw:line draw:style-name="gr1" draw:text-style-name="P1" draw:layer="layout" svg:x1="7cm" svg:y1="13.25cm" svg:x2="12.25cm" svg:y2="12cm">
          <text:p/>
        </draw:line>
        <draw:line draw:style-name="gr1" draw:text-style-name="P1" draw:layer="layout" svg:x1="12.25cm" svg:y1="16.25cm" svg:x2="7cm" svg:y2="13.25cm">
          <text:p/>
        </draw:line>
        <draw:line draw:style-name="gr2" draw:text-style-name="P1" draw:layer="layout" svg:x1="7.25cm" svg:y1="4cm" svg:x2="7.25cm" svg:y2="17.5cm">
          <text:p/>
        </draw:line>
        <draw:line draw:style-name="gr2" draw:text-style-name="P1" draw:layer="layout" svg:x1="11.75cm" svg:y1="4cm" svg:x2="11.75cm" svg:y2="17.5cm">
          <text:p/>
        </draw:line>
        <draw:frame draw:style-name="gr3" draw:text-style-name="P3" draw:layer="layout" svg:width="1.878cm" svg:height="0.962cm" svg:x="2.872cm" svg:y="2.788cm">
          <draw:text-box>
            <text:p text:style-name="P2">First</text:p>
          </draw:text-box>
        </draw:frame>
        <draw:frame draw:style-name="gr3" draw:text-style-name="P3" draw:layer="layout" svg:width="2.796cm" svg:height="0.962cm" svg:x="8cm" svg:y="2.75cm">
          <draw:text-box>
            <text:p text:style-name="P2">Second</text:p>
          </draw:text-box>
        </draw:frame>
        <draw:frame draw:style-name="gr3" draw:text-style-name="P4" draw:layer="layout" svg:width="3.381cm" svg:height="0.962cm" svg:x="2.5cm" svg:y="7.288cm">
          <draw:text-box>
            <text:p>P(A) = 4/7</text:p>
          </draw:text-box>
        </draw:frame>
        <draw:frame draw:style-name="gr4" draw:text-style-name="P4" draw:layer="layout" svg:width="3.5cm" svg:height="1.673cm" svg:x="2.5cm" svg:y="12.538cm">
          <draw:text-box>
            <text:p>P(B) = 3/7</text:p>
          </draw:text-box>
        </draw:frame>
        <draw:frame draw:style-name="gr4" draw:text-style-name="P4" draw:layer="layout" svg:width="3.425cm" svg:height="1.673cm" svg:x="7.625cm" svg:y="4.138cm">
          <draw:text-box>
            <text:p>P(A) = 3/6</text:p>
          </draw:text-box>
        </draw:frame>
        <draw:frame draw:style-name="gr4" draw:text-style-name="P4" draw:layer="layout" svg:width="3.525cm" svg:height="1.673cm" svg:x="7.525cm" svg:y="7.95cm">
          <draw:text-box>
            <text:p>P(B) = 3/6</text:p>
          </draw:text-box>
        </draw:frame>
        <draw:frame draw:style-name="gr4" draw:text-style-name="P4" draw:layer="layout" svg:width="3.75cm" svg:height="1.673cm" svg:x="7.45cm" svg:y="11.5cm">
          <draw:text-box>
            <text:p>P(A) = 4/6</text:p>
          </draw:text-box>
        </draw:frame>
        <draw:frame draw:style-name="gr4" draw:text-style-name="P4" draw:layer="layout" svg:width="3.5cm" svg:height="1.673cm" svg:x="7.5cm" svg:y="15.25cm">
          <draw:text-box>
            <text:p>P(B) = 2/6</text:p>
          </draw:text-box>
        </draw:frame>
        <draw:frame draw:style-name="gr5" draw:text-style-name="P4" draw:layer="layout" svg:width="8.25cm" svg:height="1.212cm" svg:x="12.65cm" svg:y="3.738cm">
          <draw:text-box>
            <text:p>P(A,A) = 4/7 x 3/6 = 2/7</text:p>
          </draw:text-box>
        </draw:frame>
        <draw:frame draw:style-name="gr5" draw:text-style-name="P4" draw:layer="layout" svg:width="8.25cm" svg:height="1.212cm" svg:x="12.65cm" svg:y="7.838cm">
          <draw:text-box>
            <text:p>P(A,B) = 4/7 x 3/6 = 2/7</text:p>
          </draw:text-box>
        </draw:frame>
        <draw:frame draw:style-name="gr5" draw:text-style-name="P4" draw:layer="layout" svg:width="8.25cm" svg:height="1.212cm" svg:x="12.7cm" svg:y="11.45cm">
          <draw:text-box>
            <text:p>P(B,A) = 3/7 x 4/6 = 2/7</text:p>
          </draw:text-box>
        </draw:frame>
        <draw:frame draw:style-name="gr5" draw:text-style-name="P4" draw:layer="layout" svg:width="8.25cm" svg:height="1.212cm" svg:x="12.5cm" svg:y="15.75cm">
          <draw:text-box>
            <text:p>P(B,B) = 3/7 x 2/6 = 1/7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0:56:28.503495764</meta:creation-date>
    <dc:date>2022-11-30T11:09:48.526020875</dc:date>
    <meta:editing-duration>PT13M21S</meta:editing-duration>
    <meta:editing-cycles>1</meta:editing-cycles>
    <meta:document-statistic meta:object-count="20"/>
    <meta:generator>LibreOffice/7.4.2.3$Linux_X86_64 LibreOffice_project/382eef1f22670f7f4118c8c2dd222ec7ad009daf</meta:generator>
  </office:meta>
</office:document-meta>
</file>